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master-page-name="First_20_Page">
      <style:paragraph-properties style:page-number="auto"/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_entete#%</text:p>
      <text:p text:style-name="P2"/>
      <text:section text:style-name="Sect1" text:name="Section1">
        <text:p text:style-name="Standard">%#include AL/FVE/protocoles/infoProtocole#%</text:p>
        <text:p text:style-name="Standard">%#include AL/FVE/protocoles/compensation/infoProtocoleCompensation#%</text:p>
        <text:p text:style-name="Text_20_body"/>
      </text:section>
      <text:p text:style-name="Text_20_body">%#include AL/FVE/protocoles/statistiques#%</text:p>
      <text:p text:style-name="Text_20_body">%#include AL/FVE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1.535cm" fo:margin-bottom="1.309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29cm" fo:margin-bottom="1.25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10-25T14:47:52.97</dc:date>
    <meta:editing-cycles>74</meta:editing-cycles>
    <meta:editing-duration>PT58M55S</meta:editing-duration>
    <meta:document-statistic meta:table-count="0" meta:image-count="0" meta:object-count="0" meta:page-count="1" meta:paragraph-count="7" meta:word-count="12" meta:character-count="222"/>
    <meta:user-defined meta:name="Info 1"/>
    <meta:user-defined meta:name="Info 2"/>
    <meta:user-defined meta:name="Info 3"/>
    <meta:user-defined meta:name="Info 4"/>
  </office:meta>
</office:document-meta>
</file>